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10905" officeooo:paragraph-rsid="00010905"/>
    </style:style>
    <style:style style:name="P2" style:family="paragraph" style:parent-style-name="Standard">
      <style:text-properties officeooo:rsid="00010905" officeooo:paragraph-rsid="00010905"/>
    </style:style>
    <style:style style:name="P3" style:family="paragraph" style:parent-style-name="Standard" style:list-style-name="L2">
      <style:text-properties officeooo:rsid="00010905" officeooo:paragraph-rsid="00010905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one source</text:p>
        </text:list-item>
        <text:list-item>
          <text:p text:style-name="P1">two source</text:p>
        </text:list-item>
        <text:list-item>
          <text:p text:style-name="P1">three source</text:p>
        </text:list-item>
        <text:list-item>
          <text:p text:style-name="P1">four source</text:p>
        </text:list-item>
        <text:list-item>
          <text:p text:style-name="P1"/>
        </text:list-item>
      </text:list>
      <text:p text:style-name="P2"/>
      <text:list text:style-name="L2">
        <text:list-item>
          <text:p text:style-name="P3">one target</text:p>
        </text:list-item>
        <text:list-item>
          <text:p text:style-name="P3">two target</text:p>
        </text:list-item>
        <text:list-item>
          <text:p text:style-name="P3">three target</text:p>
        </text:list-item>
        <text:list-item>
          <text:p text:style-name="P3">four target</text:p>
        </text:list-item>
        <text:list-item>
          <text:p text:style-name="P3"/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1T07:37:49.653934100</meta:creation-date>
    <dc:date>2025-01-21T07:39:02.586508900</dc:date>
    <meta:editing-duration>PT1M13S</meta:editing-duration>
    <meta:editing-cycles>1</meta:editing-cycles>
    <meta:document-statistic meta:table-count="0" meta:image-count="0" meta:object-count="0" meta:page-count="1" meta:paragraph-count="10" meta:word-count="26" meta:character-count="101" meta:non-whitespace-character-count="93"/>
    <meta:generator>LibreOfficeDev/25.8.0.0.alpha0$Windows_X86_64 LibreOffice_project/01444c03a274297be2e4792402279c3d8254c5d9</meta:generator>
  </office:meta>
</office:document-meta>
</file>